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Таблица1" style:family="table">
      <style:table-properties style:width="6.579cm" table:align="left"/>
    </style:style>
    <style:style style:name="Таблица1.A" style:family="table-column">
      <style:table-column-properties style:column-width="1.995cm"/>
    </style:style>
    <style:style style:name="Таблица1.B" style:family="table-column">
      <style:table-column-properties style:column-width="4.58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.59cm" table:align="left"/>
    </style:style>
    <style:style style:name="Таблица2.A" style:family="table-column">
      <style:table-column-properties style:column-width="13.571cm"/>
    </style:style>
    <style:style style:name="Таблица2.B" style:family="table-column">
      <style:table-column-properties style:column-width="4.018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Heading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роверка тестового поля логина</text:p>
      <text:p text:style-name="Text_20_body">Логин: email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3990719804160">
          <table:table-cell table:style-name="Таблица1.A1" office:value-type="string">
            <text:p text:style-name="P2"><text:span text:style-name="Strong_20_Emphasis">Действие</text:span></text:p>
          </table:table-cell>
          <table:table-cell table:style-name="Таблица1.A1" office:value-type="string">
            <text:p text:style-name="P2"><text:span text:style-name="Strong_20_Emphasis">Ожидаемый результат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3990716692496">
          <table:table-cell table:style-name="Таблица2.A1" office:value-type="string">
            <text:p text:style-name="P2"><text:span text:style-name="Strong_20_Emphasis">Действие</text:span></text:p>
          </table:table-cell>
          <table:table-cell table:style-name="Таблица2.A1" office:value-type="string">
            <text:p text:style-name="P2"><text:span text:style-name="Strong_20_Emphasis">Ожидаемый результат</text:span>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корректное значение почтового ящика: <text:a xlink:type="simple" xlink:href="mailto:test@somebody.com" text:style-name="Internet_20_link" text:visited-style-name="Visited_20_Internet_20_Link">test@somebody.com</text:a> и нажать кнопку “Войти”.</text:p>
          </table:table-cell>
          <table:table-cell table:style-name="Таблица2.A1" office:value-type="string">
            <text:p text:style-name="P1">Введен корректный емайл</text:p>
            <text:p text:style-name="P1">Пользователь авторизован в системе. Открыт личный кабинет пользователя сайта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корректное значение почтового ящика: <text:a xlink:type="simple" xlink:href="mailto:test@somebody.com" text:style-name="Internet_20_link" text:visited-style-name="Visited_20_Internet_20_Link">test.testss@somebody.com</text:a> и нажать кнопку “Войти”.</text:p>
          </table:table-cell>
          <table:table-cell table:style-name="Таблица2.A1" office:value-type="string">
            <text:p text:style-name="P1">Введен корректный емайл</text:p>
            <text:p text:style-name="P1">Пользователь авторизован в системе. Открыт личный кабинет пользователя сайта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корректное значение почтового ящика: <text:a xlink:type="simple" xlink:href="mailto:test@somebody.com" text:style-name="Internet_20_link" text:visited-style-name="Visited_20_Internet_20_Link">test.testss123.nope@somebody.com</text:a> и нажать кнопку “Войти”.</text:p>
          </table:table-cell>
          <table:table-cell table:style-name="Таблица2.A1" office:value-type="string">
            <text:p text:style-name="P1">Введен корректный емайл</text:p>
            <text:p text:style-name="P1">Пользователь авторизован в системе. Открыт личный кабинет пользователя сайта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корректное значение почтового ящика: <text:a xlink:type="simple" xlink:href="mailto:test@somebody.com" text:style-name="Internet_20_link" text:visited-style-name="Visited_20_Internet_20_Link">123@somebody.com</text:a> и нажать кнопку “Войти”.</text:p>
          </table:table-cell>
          <table:table-cell table:style-name="Таблица2.A1" office:value-type="string">
            <text:p text:style-name="P1">Введен корректный емайл</text:p>
            <text:p text:style-name="P1">Пользователь авторизован в системе. Открыт личный кабинет пользователя сайта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корректное значение почтового ящика: <text:a xlink:type="simple" xlink:href="mailto:test@somebody.com" text:style-name="Internet_20_link" text:visited-style-name="Visited_20_Internet_20_Link">1_23@somebody.com</text:a> и нажать кнопку “Войти”.</text:p>
          </table:table-cell>
          <table:table-cell table:style-name="Таблица2.A1" office:value-type="string">
            <text:p text:style-name="P1">Введен корректный емайл</text:p>
            <text:p text:style-name="P1"><text:soft-page-break/>Пользователь авторизован в системе. Открыт личный кабинет пользователя сайта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testsomebody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.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test@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test@somebody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@somebody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test@4936534965973465934659346593856somebody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112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<text:soft-page-break/>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емайл@d.com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<text:a xlink:type="simple" xlink:href="mailto:test@somebody.com" text:style-name="Internet_20_link" text:visited-style-name="Visited_20_Internet_20_Link">111111</text:a>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gkhgjhfjgh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gkhgjhfjghgkhgjhfjgh gkhgjhfjgh gkhgjhfjgh gkhgjhfjgh gkhgjhfjgh gkhgjhfjgh gkhgjhfjgh gkhgjhfjgh gkhgjhfjgh gkhgjhfjgh gkhgjhfjgh gkhgjhfjgh gkhgjhfjgh gkhgjhfjgh gkhgjhfjgh gkhgjhfjgh gkhgjhfjgh gkhgjhfjgh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вести в поле логин некорректное значение почтового ящика: &lt;SQL запрос&gt;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ставить из буфера обмена в поле логин картинку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Оставить поле логин пустым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<text:soft-page-break/>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ставить в поле логин один пробел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  <table:table-row table:style-name="TableLine93990716692496">
          <table:table-cell table:style-name="Таблица2.A1" office:value-type="string">
            <text:p text:style-name="P1">Вставить в поле логин спец символы !”№;%:?*() и нажать кнопку “Войти”.</text:p>
          </table:table-cell>
          <table:table-cell table:style-name="Таблица2.A1" office:value-type="string">
            <text:p text:style-name="P1">Появляется ошибка: “Введен некорректный логин“ Пользователь не авторизован в личном кабинет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9:41:23.752857202</meta:creation-date>
    <dc:date>2022-07-20T19:41:53.209641403</dc:date>
    <meta:editing-duration>PT31S</meta:editing-duration>
    <meta:editing-cycles>1</meta:editing-cycles>
    <meta:document-statistic meta:table-count="2" meta:image-count="0" meta:object-count="0" meta:page-count="4" meta:paragraph-count="51" meta:word-count="504" meta:character-count="4035" meta:non-whitespace-character-count="3582"/>
    <meta:generator>LibreOffice/7.3.4.2$Linux_X86_64 LibreOffice_project/30$Build-2</meta:generator>
  </office:meta>
</office:document-meta>
</file>